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0.8492in" fo:break-before="auto" style:use-optimal-row-height="true"/>
    </style:style>
    <style:style style:name="ro37" style:family="table-row">
      <style:table-row-properties style:row-height="0.5181in" fo:break-before="auto" style:use-optimal-row-height="true"/>
    </style:style>
    <style:style style:name="ro38" style:family="table-row">
      <style:table-row-properties style:row-height="1.4091in" fo:break-before="auto" style:use-optimal-row-height="false"/>
    </style:style>
    <style:style style:name="ro39" style:family="table-row">
      <style:table-row-properties style:row-height="1.0154in" fo:break-before="auto" style:use-optimal-row-height="true"/>
    </style:style>
    <style:style style:name="ro40" style:family="table-row">
      <style:table-row-properties style:row-height="0.8492in" fo:break-before="auto" style:use-optimal-row-height="false"/>
    </style:style>
    <style:style style:name="ro41" style:family="table-row">
      <style:table-row-properties style:row-height="1.3055in" fo:break-before="auto" style:use-optimal-row-height="false"/>
    </style:style>
    <style:style style:name="ro42" style:family="table-row">
      <style:table-row-properties style:row-height="1.0154in" fo:break-before="auto" style:use-optimal-row-height="false"/>
    </style:style>
    <style:style style:name="ro43" style:family="table-row">
      <style:table-row-properties style:row-height="0.5181in" fo:break-before="auto" style:use-optimal-row-height="false"/>
    </style:style>
    <style:style style:name="ro44" style:family="table-row">
      <style:table-row-properties style:row-height="1.1811in" fo:break-before="auto" style:use-optimal-row-height="false"/>
    </style:style>
    <style:style style:name="ro45" style:family="table-row">
      <style:table-row-properties style:row-height="1.3472in" fo:break-before="auto" style:use-optimal-row-height="true"/>
    </style:style>
    <style:style style:name="ro46" style:family="table-row">
      <style:table-row-properties style:row-height="0.8598in" fo:break-before="auto" style:use-optimal-row-height="false"/>
    </style:style>
    <style:style style:name="ro47" style:family="table-row">
      <style:table-row-properties style:row-height="0.1783in" fo:break-before="auto" style:use-optimal-row-height="true"/>
    </style:style>
    <style:style style:name="ro48" style:family="table-row">
      <style:table-row-properties style:row-height="0.9118in" fo:break-before="auto" style:use-optimal-row-height="false"/>
    </style:style>
    <style:style style:name="ro49" style:family="table-row">
      <style:table-row-properties style:row-height="1.1602in" fo:break-before="auto" style:use-optimal-row-height="false"/>
    </style:style>
    <style:style style:name="ro50" style:family="table-row">
      <style:table-row-properties style:row-height="0.6839in" fo:break-before="auto" style:use-optimal-row-height="false"/>
    </style:style>
    <style:style style:name="ro51" style:family="table-row">
      <style:table-row-properties style:row-height="0.9839in" fo:break-before="auto" style:use-optimal-row-height="false"/>
    </style:style>
    <style:style style:name="ro52" style:family="table-row">
      <style:table-row-properties style:row-height="1.0571in" fo:break-before="auto" style:use-optimal-row-height="false"/>
    </style:style>
    <style:style style:name="ro53" style:family="table-row">
      <style:table-row-properties style:row-height="0.8083in" fo:break-before="auto" style:use-optimal-row-height="false"/>
    </style:style>
    <style:style style:name="ro54" style:family="table-row">
      <style:table-row-properties style:row-height="1.0047in" fo:break-before="auto" style:use-optimal-row-height="false"/>
    </style:style>
    <style:style style:name="ro55" style:family="table-row">
      <style:table-row-properties style:row-height="1.0984in" fo:break-before="auto" style:use-optimal-row-height="false"/>
    </style:style>
    <style:style style:name="ro56" style:family="table-row">
      <style:table-row-properties style:row-height="0.9429in" fo:break-before="auto" style:use-optimal-row-height="false"/>
    </style:style>
    <style:style style:name="ro57" style:family="table-row">
      <style:table-row-properties style:row-height="0.9736in" fo:break-before="auto" style:use-optimal-row-height="false"/>
    </style:style>
    <style:style style:name="ro58" style:family="table-row">
      <style:table-row-properties style:row-height="0.7772in" fo:break-before="auto" style:use-optimal-row-height="false"/>
    </style:style>
    <style:style style:name="ro59" style:family="table-row">
      <style:table-row-properties style:row-height="0.9535in" fo:break-before="auto" style:use-optimal-row-height="false"/>
    </style:style>
    <style:style style:name="ro60" style:family="table-row">
      <style:table-row-properties style:row-height="0.7457in" fo:break-before="auto" style:use-optimal-row-height="false"/>
    </style:style>
    <style:style style:name="ro61" style:family="table-row">
      <style:table-row-properties style:row-height="3.2854in" fo:break-before="auto" style:use-optimal-row-height="true"/>
    </style:style>
    <style:style style:name="ro62" style:family="table-row">
      <style:table-row-properties style:row-height="0.6937in" fo:break-before="auto" style:use-optimal-row-height="false"/>
    </style:style>
    <style:style style:name="ro63" style:family="table-row">
      <style:table-row-properties style:row-height="2.0417in" fo:break-before="auto" style:use-optimal-row-height="true"/>
    </style:style>
    <style:style style:name="ro64" style:family="table-row">
      <style:table-row-properties style:row-height="0.798in" fo:break-before="auto" style:use-optimal-row-height="fals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0.9016in" fo:break-before="auto" style:use-optimal-row-height="false"/>
    </style:style>
    <style:style style:name="ro76" style:family="table-row">
      <style:table-row-properties style:row-height="1.0465in" fo:break-before="auto" style:use-optimal-row-height="false"/>
    </style:style>
    <style:style style:name="ro77" style:family="table-row">
      <style:table-row-properties style:row-height="1.6992in" fo:break-before="auto" style:use-optimal-row-height="false"/>
    </style:style>
    <style:style style:name="ro78" style:family="table-row">
      <style:table-row-properties style:row-height="0.6634in" fo:break-before="auto" style:use-optimal-row-height="false"/>
    </style:style>
    <style:style style:name="ro79" style:family="table-row">
      <style:table-row-properties style:row-height="1.3882in" fo:break-before="auto" style:use-optimal-row-height="false"/>
    </style:style>
    <style:style style:name="ro82" style:family="table-row">
      <style:table-row-properties style:row-height="0.5902in" fo:break-before="auto" style:use-optimal-row-height="false"/>
    </style:style>
    <style:style style:name="ro83" style:family="table-row">
      <style:table-row-properties style:row-height="0.922in" fo:break-before="auto" style:use-optimal-row-height="false"/>
    </style:style>
    <style:style style:name="ro84" style:family="table-row">
      <style:table-row-properties style:row-height="0.4453in" fo:break-before="auto" style:use-optimal-row-height="false"/>
    </style:style>
    <style:style style:name="ro85" style:family="table-row">
      <style:table-row-properties style:row-height="1.3783in" fo:break-before="auto" style:use-optimal-row-height="false"/>
    </style:style>
    <style:style style:name="ro86" style:family="table-row">
      <style:table-row-properties style:row-height="0.8189in" fo:break-before="auto" style:use-optimal-row-height="false"/>
    </style:style>
    <style:style style:name="ro87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ackground-color="#cccccc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#b3b3b3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8" style:family="table-cell" style:parent-style-name="Default">
      <style:table-cell-properties fo:wrap-option="wrap" fo:border="0.0008in solid #000000"/>
      <style:text-properties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5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="0.0008in solid #000000"/>
      <style:text-properties fo:color="#000000"/>
    </style:style>
    <style:style style:name="ce20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 fo:font-weight="normal" style:font-weight-asian="normal" style:font-weight-complex="normal"/>
    </style:style>
    <style:style style:name="ce20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1" style:family="table-cell" style:parent-style-name="Default">
      <style:table-cell-properties fo:background-color="transparent"/>
      <style:text-properties fo:color="#000000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3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ackground-color="#ffffcc"/>
      <style:text-properties fo:color="#000000"/>
    </style:style>
    <style:style style:name="ce2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0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1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default-cell-style-name="ce20"/>
        <table:table-column table:style-name="co3" table:default-cell-style-name="ce20"/>
        <table:table-column table:style-name="co3" table:default-cell-style-name="ce20"/>
        <table:table-column table:style-name="co3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1"/>
        <table:table-column table:style-name="co16" table:default-cell-style-name="ce117"/>
        <table:table-column table:style-name="co3" table:default-cell-style-name="ce114"/>
        <table:table-column table:style-name="co3" table:default-cell-style-name="ce112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61"/>
          <table:covered-table-cell table:style-name="ce61"/>
          <table:covered-table-cell table:style-name="ce112"/>
          <table:covered-table-cell table:number-columns-repeated="2"/>
          <table:table-cell table:style-name="ce61"/>
          <table:table-cell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1"/>
          <table:covered-table-cell table:style-name="ce113"/>
          <table:covered-table-cell table:style-name="ce113"/>
          <table:table-cell table:style-name="ce121" office:value-type="string">
            <text:p>Total of High</text:p>
          </table:table-cell>
          <table:table-cell table:style-name="ce124" table:formula="of:=SUMPRODUCT(([.C4:.C583]=&quot;High&quot;))" office:value-type="float" office:value="112">
            <text:p>112</text:p>
          </table:table-cell>
          <table:table-cell table:style-name="ce121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2" office:value-type="string">
            <text:p>Create new SCV page using existing document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Medium</text:p>
          </table:table-cell>
          <table:table-cell table:style-name="ce121" table:formula="of:=SUMPRODUCT(([.C4:.C583]=&quot;Medium&quot;))" office:value-type="float" office:value="198">
            <text:p>198</text:p>
          </table:table-cell>
          <table:table-cell table:style-name="ce121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Low</text:p>
          </table:table-cell>
          <table:table-cell table:style-name="ce124" table:formula="of:=SUMPRODUCT(([.C4:.C583]=&quot;Low&quot;))" office:value-type="float" office:value="15">
            <text:p>15</text:p>
          </table:table-cell>
          <table:table-cell table:style-name="ce121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2" office:value-type="string">
            <text:p>Create new SCV page using new created document/web content is being in publish status</text:p>
          </table:table-cell>
          <table:table-cell table:style-name="ce114" office:value-type="string">
            <text:p>High</text:p>
          </table:table-cell>
          <table:table-cell/>
          <table:table-cell table:style-name="ce123" office:value-type="string">
            <text:p>Total</text:p>
          </table:table-cell>
          <table:table-cell table:style-name="ce125" table:formula="of:=SUM([.F3:.F5])" office:value-type="float" office:value="325">
            <text:p>325</text:p>
          </table:table-cell>
          <table:table-cell table:style-name="ce125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3" office:value-type="string">
            <text:p>Filter document/web content/media file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2" office:value-type="string">
            <text:p>Search by name of content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2" office:value-type="string">
            <text:p>Search by date in content in case choose only [To date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2" office:value-type="string">
            <text:p>Search by date in content in case choose only [from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2" office:value-type="string">
            <text:p>Create new SCV page with no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7" office:value-type="string">
            <text:p>Default of [Edit] icon when mode = View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7" office:value-type="string">
            <text:p>Activity of [Edit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7" office:value-type="string">
            <text:p>Fast editing when double click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7" office:value-type="string">
            <text:p>Displaying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1"/>
          <table:covered-table-cell table:style-name="ce113"/>
          <table:covered-table-cell table:style-name="ce119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3" office:value-type="string">
            <text:p>Create new CLV page by using folder mode in case the folder is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8" office:value-type="string">
            <text:p>Create new CLV page by select directly contents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8" office:value-type="string">
            <text:p>Delete content after choosing directly document or web content to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2" office:value-type="string">
            <text:p>Search by date in content in case choose only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2" office:value-type="string">
            <text:p>Check select existed document/media to add on Single content view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78" office:value-type="string">
            <text:p>Check Order by date creat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8" office:value-type="string">
            <text:p>Check Order by date modifi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8" office:value-type="string">
            <text:p>Check Order by dat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9" office:value-type="string">
            <text:p>Check Order by Titl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0" office:value-type="string">
            <text:p>Check view content with chosen automatic to view all web contents and sort by ascenda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8" office:value-type="string">
            <text:p>Check change template to view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8" office:value-type="string">
            <text:p>Test unchecked show imag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8" office:value-type="string">
            <text:p>Test unchecked show summary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8" office:value-type="string">
            <text:p>Test unchecked show header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8" office:value-type="string">
            <text:p>Test unchecked show titl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8" office:value-type="string">
            <text:p>Test unchecked show by date created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8" office:value-type="string">
            <text:p>Test unchecked show link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8" office:value-type="string">
            <text:p>Test checked show refresh button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8" office:value-type="string">
            <text:p>Check change draft revision to live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1" office:value-type="string">
            <text:p>Check display content in content list viewer in edit mode and no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3" office:value-type="string">
            <text:p>Test to verify the layout of Pri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3" office:value-type="string">
            <text:p>Print in case existed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3" office:value-type="string">
            <text:p>Print in case not exist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3" office:value-type="string">
            <text:p>Open form to configuration for CLV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3" office:value-type="string">
            <text:p>Add new content for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3" office:value-type="string">
            <text:p>Manage content of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3" office:value-type="string">
            <text:p>Check if a query and a workspace condition work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3" office:value-type="string">
            <text:p>Check if a Folder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3" office:value-type="string">
            <text:p>Check if a Content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3" office:value-type="string">
            <text:p>Check if a Folder/Content option works when a query is invali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8" office:value-type="string">
            <text:p>Check if a query finds no match in a workspac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0" office:value-type="string">
            <text:p>Test Search Result in case normal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0" office:value-type="string">
            <text:p>Test display search result on one page with administrator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3" office:value-type="string">
            <text:p>Test display search result in case choose one site </text:p>
            <text:p>to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3" office:value-type="string">
            <text:p>Test display search result in case checked only </text:p>
            <text:p>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3" office:value-type="string">
            <text:p>Test display search result in case checked only page</text:p>
            <text:p><text:s/>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3" office:value-type="string">
            <text:p>Test search result in case search by Box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3" office:value-type="string">
            <text:p>Test search result in case keyword was typed by A*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3" office:value-type="string">
            <text:p>Test display search result in case unchecked on page</text:p>
            <text:p>and 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3" office:value-type="string">
            <text:p>Test view content in Search</text:p>
            <text:p><text:s/>Result in Liv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1" office:value-type="string">
            <text:p>Print content of search res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2" office:value-type="string">
            <text:p>Check display result when change search page layout template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9" office:value-type="string">
            <text:p>FNC_ECMS_WCM_SEO_01.001</text:p>
          </table:table-cell>
          <table:table-cell table:style-name="ce93" office:value-type="string">
            <text:p>Default color of SEO icon when metadata doesn't exist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3" office:value-type="string">
            <text:p>Color of SEO icon when user inputs data but not fully complete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3" office:value-type="string">
            <text:p>Color of SEO icon when user inputs data for all fields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4" office:value-type="string">
            <text:p>Color of SEO icon when user open an administration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4" office:value-type="string">
            <text:p>Screen of SEO management when user open a portal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4" office:value-type="string">
            <text:p>Screen of SEO management when user open a content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3" office:value-type="string">
            <text:p>Alert message when user input invalid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style-name="ce98"/>
          <table:covered-table-cell table:style-name="ce98"/>
          <table:covered-table-cell table:style-name="ce120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9" office:value-type="string">
            <text:p><text:span text:style-name="T3">Display edit mode in </text:span><text:span text:style-name="T3">case</text:span></text:p>
            <text:p><text:span text:style-name="T3"><text:s/></text:span><text:span text:style-name="T3">click [Edit mode] icon </text:span><text:span text:style-name="T3">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1"/>
          <table:covered-table-cell table:style-name="ce118"/>
          <table:covered-table-cell table:style-name="ce120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2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2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2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2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3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4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4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4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5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4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4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4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4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4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4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4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4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4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4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4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4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4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4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4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4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4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4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4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4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6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7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8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8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48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0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0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0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0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1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0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9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0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0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0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</table:table>
      <table:table table:name="Single_Content_Viewer" table:style-name="ta4" table:print="false">
        <table:table-column table:style-name="co8" table:default-cell-style-name="ce130"/>
        <table:table-column table:style-name="co8" table:default-cell-style-name="ce66"/>
        <table:table-column table:style-name="co8" table:default-cell-style-name="ce140"/>
        <table:table-column table:style-name="co17" table:default-cell-style-name="ce122"/>
        <table:table-column table:style-name="co18" table:default-cell-style-name="ce144"/>
        <table:table-column table:style-name="co19" table:default-cell-style-name="ce149"/>
        <table:table-column table:style-name="co20" table:default-cell-style-name="ce128"/>
        <table:table-column table:style-name="co21" table:default-cell-style-name="ce128"/>
        <table:table-column table:style-name="co8" table:default-cell-style-name="ce95"/>
        <table:table-column table:style-name="co8" table:default-cell-style-name="ce162"/>
        <table:table-column table:style-name="co8" table:default-cell-style-name="Default"/>
        <table:table-row table:style-name="ro13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885];[.$K1])" office:value-type="float" office:value="0">
            <text:p>0</text:p>
          </table:table-cell>
          <table:table-cell table:style-name="ce160" table:formula="of:=COUNTIF([.M$7:.M$885];[.$K1])" office:value-type="float" office:value="0">
            <text:p>0</text:p>
          </table:table-cell>
          <table:table-cell table:style-name="ce160" table:formula="of:=COUNTIF([.N$7:.N$885];[.$K1])" office:value-type="float" office:value="0">
            <text:p>0</text:p>
          </table:table-cell>
          <table:table-cell table:style-name="ce160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885];[.$K2])" office:value-type="float" office:value="0">
            <text:p>0</text:p>
          </table:table-cell>
          <table:table-cell table:style-name="ce160" table:formula="of:=COUNTIF([.M$7:.M$885];[.$K2])" office:value-type="float" office:value="0">
            <text:p>0</text:p>
          </table:table-cell>
          <table:table-cell table:style-name="ce160" table:formula="of:=COUNTIF([.N$7:.N$885];[.$K2])" office:value-type="float" office:value="0">
            <text:p>0</text:p>
          </table:table-cell>
          <table:table-cell table:style-name="ce160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885];[.$K3])" office:value-type="float" office:value="0">
            <text:p>0</text:p>
          </table:table-cell>
          <table:table-cell table:style-name="ce160" table:formula="of:=COUNTIF([.M$7:.M$885];[.$K3])" office:value-type="float" office:value="0">
            <text:p>0</text:p>
          </table:table-cell>
          <table:table-cell table:style-name="ce160" table:formula="of:=COUNTIF([.N$7:.N$885];[.$K3])" office:value-type="float" office:value="0">
            <text:p>0</text:p>
          </table:table-cell>
          <table:table-cell table:style-name="ce160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645])" office:value-type="float" office:value="34" table:number-columns-spanned="3" table:number-rows-spanned="1">
            <text:p>3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885];[.$K4])" office:value-type="float" office:value="0">
            <text:p>0</text:p>
          </table:table-cell>
          <table:table-cell table:style-name="ce160" table:formula="of:=COUNTIF([.M$7:.M$885];[.$K4])" office:value-type="float" office:value="0">
            <text:p>0</text:p>
          </table:table-cell>
          <table:table-cell table:style-name="ce160" table:formula="of:=COUNTIF([.N$7:.N$885];[.$K4])" office:value-type="float" office:value="0">
            <text:p>0</text:p>
          </table:table-cell>
          <table:table-cell table:style-name="ce160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885];[.$K5])" office:value-type="float" office:value="0">
            <text:p>0</text:p>
          </table:table-cell>
          <table:table-cell table:style-name="ce160" table:formula="of:=COUNTIF([.M$7:.M$885];[.$K5])" office:value-type="float" office:value="0">
            <text:p>0</text:p>
          </table:table-cell>
          <table:table-cell table:style-name="ce160" table:formula="of:=COUNTIF([.N$7:.N$885];[.$K5])" office:value-type="float" office:value="0">
            <text:p>0</text:p>
          </table:table-cell>
          <table:table-cell table:style-name="ce160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table:number-columns-repeated="246"/>
        </table:table-row>
        <table:table-row table:style-name="ro25">
          <table:table-cell office:value-type="float" office:value="1">
            <text:p>1.00</text:p>
          </table:table-cell>
          <table:table-cell table:style-name="ce48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existing docum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</text:span><text:span text:style-name="T8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</text:span><text:span text:style-name="T8">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5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9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5" office:value-type="string">
            <text:p>Step 5: Select result to add content for SCV page</text:p>
          </table:table-cell>
          <table:table-cell table:style-name="ce95" office:value-type="string">
            <text:p>- Click on [<text:span text:style-name="T10">Add</text:span>] icon of 1 <text:s/>web content/document/media which is listed in Result form</text:p>
          </table:table-cell>
          <table:table-cell table:style-name="ce95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with no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</text:span><text:span text:style-name="T7">tab</text:span></text:p>
            <text:p><text:span text:style-name="T7">- Uncheck “Show Infor </text:span><text:span text:style-name="T7">Bar, Show Portlet Mode </text:span><text:span text:style-name="T7">and Show 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5" office:value-type="string">
            <text:p>Step 3: Check view page in edit mode</text:p>
          </table:table-cell>
          <table:table-cell table:style-name="ce95" office:value-type="string">
            <text:p>Switch to edit mode</text:p>
          </table:table-cell>
          <table:table-cell table:style-name="ce95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8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4" office:value-type="string">
            <text:p>Step 3: Setting for SCV page when 'Show date' check-box is checked</text:p>
          </table:table-cell>
          <table:table-cell table:style-name="ce95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5" office:value-type="string">
            <text:p>Step 3: Setting for SCV page when check on 'Show date' check-box</text:p>
          </table:table-cell>
          <table:table-cell table:style-name="ce95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4" office:value-type="string">
            <text:p>Step 3: Setting for SCV page when 'Show option bar' check-box is checked</text:p>
          </table:table-cell>
          <table:table-cell table:style-name="ce95" office:value-type="string">
            <text:p>-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5" office:value-type="string">
            <text:p>Step 3: Setting for SCV page when check on 'Show option bar' check-box</text:p>
          </table:table-cell>
          <table:table-cell table:style-name="ce95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1" office:value-type="string">
            <text:p>Step 3: Setting for SCV page to print document/web content</text:p>
          </table:table-cell>
          <table:table-cell table:style-name="ce95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5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5" office:value-type="string">
            <text:p>Step 5: Print document</text:p>
          </table:table-cell>
          <table:table-cell table:style-name="ce95" office:value-type="string">
            <text:p>- View content of page</text:p>
            <text:p>- Click on <text:span text:style-name="T8">Print</text:span></text:p>
          </table:table-cell>
          <table:table-cell table:style-name="ce95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8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5" office:value-type="string">
            <text:p>Step 3: Edit content of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5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5" office:value-type="string">
            <text:p>Step 3: Open form to setting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5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8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</text:span><text:span text:style-name="T9">SCV </text:span></text:p>
          </table:table-cell>
          <table:table-cell table:style-name="ce95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5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SCV </text:p>
          </table:table-cell>
          <table:table-cell table:style-name="ce95" office:value-type="string">
            <text:p><text:span text:style-name="T9">- Change mode = </text:span><text:span text:style-name="T6">Edit </text:span></text:p>
            <text:p><text:span text:style-name="T5">- Double click on data </text:span><text:span text:style-name="T5">of SCV </text:span>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8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SCV </text:p>
            <text:p><text:span text:style-name="T9">- Input some data (ex: </text:span><text:span text:style-name="T9">Test Publish icon in </text:span><text:span text:style-name="T9">SCV) </text:span></text:p>
            <text:p><text:span text:style-name="T9">- Click button </text:span><text:span text:style-name="T6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3];[.$K1])" office:value-type="float" office:value="0">
            <text:p>0</text:p>
          </table:table-cell>
          <table:table-cell table:style-name="ce160" table:formula="of:=COUNTIF([.M$7:.M$1063];[.$K1])" office:value-type="float" office:value="0">
            <text:p>0</text:p>
          </table:table-cell>
          <table:table-cell table:style-name="ce160" table:formula="of:=COUNTIF([.N$7:.N$1063];[.$K1])" office:value-type="float" office:value="0">
            <text:p>0</text:p>
          </table:table-cell>
          <table:table-cell table:style-name="ce160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3];[.$K2])" office:value-type="float" office:value="0">
            <text:p>0</text:p>
          </table:table-cell>
          <table:table-cell table:style-name="ce160" table:formula="of:=COUNTIF([.M$7:.M$1063];[.$K2])" office:value-type="float" office:value="0">
            <text:p>0</text:p>
          </table:table-cell>
          <table:table-cell table:style-name="ce160" table:formula="of:=COUNTIF([.N$7:.N$1063];[.$K2])" office:value-type="float" office:value="0">
            <text:p>0</text:p>
          </table:table-cell>
          <table:table-cell table:style-name="ce160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3];[.$K3])" office:value-type="float" office:value="0">
            <text:p>0</text:p>
          </table:table-cell>
          <table:table-cell table:style-name="ce160" table:formula="of:=COUNTIF([.M$7:.M$1063];[.$K3])" office:value-type="float" office:value="0">
            <text:p>0</text:p>
          </table:table-cell>
          <table:table-cell table:style-name="ce160" table:formula="of:=COUNTIF([.N$7:.N$1063];[.$K3])" office:value-type="float" office:value="0">
            <text:p>0</text:p>
          </table:table-cell>
          <table:table-cell table:style-name="ce160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3])" office:value-type="float" office:value="49" table:number-columns-spanned="3" table:number-rows-spanned="1">
            <text:p>49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3];[.$K4])" office:value-type="float" office:value="0">
            <text:p>0</text:p>
          </table:table-cell>
          <table:table-cell table:style-name="ce160" table:formula="of:=COUNTIF([.M$7:.M$1063];[.$K4])" office:value-type="float" office:value="0">
            <text:p>0</text:p>
          </table:table-cell>
          <table:table-cell table:style-name="ce160" table:formula="of:=COUNTIF([.N$7:.N$1063];[.$K4])" office:value-type="float" office:value="0">
            <text:p>0</text:p>
          </table:table-cell>
          <table:table-cell table:style-name="ce160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3];[.$K5])" office:value-type="float" office:value="0">
            <text:p>0</text:p>
          </table:table-cell>
          <table:table-cell table:style-name="ce160" table:formula="of:=COUNTIF([.M$7:.M$1063];[.$K5])" office:value-type="float" office:value="0">
            <text:p>0</text:p>
          </table:table-cell>
          <table:table-cell table:style-name="ce160" table:formula="of:=COUNTIF([.N$7:.N$1063];[.$K5])" office:value-type="float" office:value="0">
            <text:p>0</text:p>
          </table:table-cell>
          <table:table-cell table:style-name="ce160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table:number-columns-repeated="246"/>
        </table:table-row>
        <table:table-row table:style-name="ro25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5" office:value-type="string">
            <text:p>Step 3: Choose blank web content folder to view.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</text:span><text:span text:style-name="T12">folder which is empty</text:span></text:p>
            <text:p><text:span text:style-name="T12">- Click [</text:span><text:span text:style-name="T13">Add</text:span><text:span text:style-name="T12">] icon on </text:span><text:span text:style-name="T12">right panel of web </text:span><text:span text:style-name="T12">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5" office:value-type="string">
            <text:p>- List viewer is still empty</text:p>
            <text:p><text:s/>and display message “There is no content to show”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5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</text:span><text:span text:style-name="T12">folder which has </text:span><text:span text:style-name="T12">content</text:span></text:p>
            <text:p><text:span text:style-name="T12">- Click [</text:span><text:span text:style-name="T13">Add</text:span><text:span text:style-name="T12">] icon on </text:span><text:span text:style-name="T12">right panel of web </text:span><text:span text:style-name="T12">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5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5: Add web contents to CLV</text:p>
          </table:table-cell>
          <table:table-cell table:style-name="ce95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5: Delete some contents </text:p>
          </table:table-cell>
          <table:table-cell table:style-name="ce95" office:value-type="string">
            <text:p>- Click Delete icon near the content</text:p>
            <text:p>- Click <text:span text:style-name="T10">OK</text:span> button</text:p>
          </table:table-cell>
          <table:table-cell table:style-name="ce95" office:value-type="string">
            <text:p>- Content is deleted from List selected content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<text:span text:style-name="T8">Content </text:span><text:span text:style-name="T8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</text:span><text:span text:style-name="T8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input again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6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6: Check select existed document/media to add on Content List Viewer</text:p>
          </table:table-cell>
          <table:table-cell table:style-name="ce95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5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Setting</text:p>
          </table:table-cell>
          <table:table-cell table:style-name="ce5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table:style-name="ce95" office:value-type="string">
            <text:p>Step 3: Choose by date created to order</text:p>
          </table:table-cell>
          <table:table-cell table:style-name="ce95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table:style-name="ce95" office:value-type="string">
            <text:p>Step 3: Choose by date modified to order</text:p>
          </table:table-cell>
          <table:table-cell table:style-name="ce95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table:style-name="ce95" office:value-type="string">
            <text:p>Step 3: Choose by date published to order</text:p>
          </table:table-cell>
          <table:table-cell table:style-name="ce95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table:style-name="ce95" office:value-type="string">
            <text:p>Step 3: Choose by Title to order</text:p>
          </table:table-cell>
          <table:table-cell table:style-name="ce95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table:style-name="ce95" office:value-type="string">
            <text:p>Step 3: Using list content </text:p>
            <text:p>viewer to view all web</text:p>
            <text:p>contents</text:p>
          </table:table-cell>
          <table:table-cell table:style-name="ce95" office:value-type="string">
            <text:p><text:span text:style-name="T12">- Choose ascendant </text:span><text:span text:style-name="T12">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table:style-name="ce95" office:value-type="string">
            <text:p>Step 3: Change template</text:p>
          </table:table-cell>
          <table:table-cell table:style-name="ce95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5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8">Show </text:span><text:span text:style-name="T8">by date created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5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Other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Save Draft</text:span>] button</text:p>
          </table:table-cell>
          <table:table-cell table:style-name="ce95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</text:span><text:span text:style-name="T15">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Fast publish</text:span>] button</text:p>
          </table:table-cell>
          <table:table-cell table:style-name="ce95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6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2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3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6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'- Click [<text:span text:style-name="T8">Edit mode</text:span>] icon in admin toolbar at right corner of screen</text:p>
          </table:table-cell>
          <table:table-cell table:style-name="ce149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1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5: Edit content from Content list viewer to view</text:p>
          </table:table-cell>
          <table:table-cell table:style-name="ce149" office:value-type="string">
            <text:p>- Choose one draft revision, </text:p>
            <text:p>- Click on [<text:span text:style-name="T13">Edit</text:span><text:span text:style-name="T12">] link </text:span><text:span text:style-name="T12">beside content</text:span></text:p>
            <text:p><text:span text:style-name="T12">- Edit something</text:span></text:p>
            <text:p><text:span text:style-name="T12">- Click on [</text:span><text:span text:style-name="T13">Fast </text:span><text:span text:style-name="T13">publish</text:span><text:span text:style-name="T12">]</text:span></text:p>
          </table:table-cell>
          <table:table-cell table:style-name="ce149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to verify the layout of </text:p>
            <text:p>Pri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lick on home, we can see content on this page</text:p>
          </table:table-cell>
          <table:table-cell table:style-name="ce149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49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Step 1: verify the layout of print</text:p>
          </table:table-cell>
          <table:table-cell table:style-name="ce95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9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5" office:value-type="string">
            <text:p>Step 2: Print in case did not install printer</text:p>
          </table:table-cell>
          <table:table-cell table:style-name="ce149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95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existed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hose content, which want to print</text:p>
          </table:table-cell>
          <table:table-cell table:style-name="ce149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49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5" office:value-type="string">
            <text:p>Step 4: Print in case existed content</text:p>
          </table:table-cell>
          <table:table-cell table:style-name="ce149" office:value-type="string">
            <text:p>- Click on [<text:span text:style-name="T13">Print</text:span><text:span text:style-name="T12">] button</text:span></text:p>
          </table:table-cell>
          <table:table-cell table:style-name="ce149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not exist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2" office:value-type="string">
            <text:p>Step 2: Access portlet, where can view content</text:p>
          </table:table-cell>
          <table:table-cell table:style-name="ce175" office:value-type="string">
            <text:p>- Click on home, we can see content on this page</text:p>
          </table:table-cell>
          <table:table-cell table:style-name="ce173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Open form to configuration for CLV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2" office:value-type="string">
            <text:p>Step 2: Open form to create configuration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3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Add new content for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3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2" office:value-type="string">
            <text:p>Step 3: Create new content</text:p>
          </table:table-cell>
          <table:table-cell table:style-name="ce175" office:value-type="string">
            <text:p>- Fill values in field</text:p>
            <text:p>- Save</text:p>
            <text:p>- Back to CLV page</text:p>
          </table:table-cell>
          <table:table-cell table:style-name="ce173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Manage content of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73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8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- Change mode = <text:span text:style-name="T8">View </text:span></text:p>
            <text:p>- Check Edit icon in CLV </text:p>
          </table:table-cell>
          <table:table-cell table:style-name="ce95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 </text:span></text:p>
            <text:p>- Check Edit icon in CLV </text:p>
          </table:table-cell>
          <table:table-cell table:style-name="ce95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Edit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CLV </text:p>
          </table:table-cell>
          <table:table-cell table:style-name="ce95" office:value-type="string">
            <text:p>- Change mode = <text:span text:style-name="T8">Edit </text:span></text:p>
            <text:p>- Double click on data of CLV 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8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6" table:number-columns-repeated="247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7];[.$K1])" office:value-type="float" office:value="0">
            <text:p>0</text:p>
          </table:table-cell>
          <table:table-cell table:style-name="ce160" table:formula="of:=COUNTIF([.M$7:.M$1067];[.$K1])" office:value-type="float" office:value="0">
            <text:p>0</text:p>
          </table:table-cell>
          <table:table-cell table:style-name="ce160" table:formula="of:=COUNTIF([.N$7:.N$1067];[.$K1])" office:value-type="float" office:value="0">
            <text:p>0</text:p>
          </table:table-cell>
          <table:table-cell table:style-name="ce160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7];[.$K2])" office:value-type="float" office:value="0">
            <text:p>0</text:p>
          </table:table-cell>
          <table:table-cell table:style-name="ce160" table:formula="of:=COUNTIF([.M$7:.M$1067];[.$K2])" office:value-type="float" office:value="0">
            <text:p>0</text:p>
          </table:table-cell>
          <table:table-cell table:style-name="ce160" table:formula="of:=COUNTIF([.N$7:.N$1067];[.$K2])" office:value-type="float" office:value="0">
            <text:p>0</text:p>
          </table:table-cell>
          <table:table-cell table:style-name="ce160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7];[.$K3])" office:value-type="float" office:value="0">
            <text:p>0</text:p>
          </table:table-cell>
          <table:table-cell table:style-name="ce160" table:formula="of:=COUNTIF([.M$7:.M$1067];[.$K3])" office:value-type="float" office:value="0">
            <text:p>0</text:p>
          </table:table-cell>
          <table:table-cell table:style-name="ce160" table:formula="of:=COUNTIF([.N$7:.N$1067];[.$K3])" office:value-type="float" office:value="0">
            <text:p>0</text:p>
          </table:table-cell>
          <table:table-cell table:style-name="ce160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7])" office:value-type="float" office:value="7" table:number-columns-spanned="3" table:number-rows-spanned="1">
            <text:p>7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7];[.$K4])" office:value-type="float" office:value="0">
            <text:p>0</text:p>
          </table:table-cell>
          <table:table-cell table:style-name="ce160" table:formula="of:=COUNTIF([.M$7:.M$1067];[.$K4])" office:value-type="float" office:value="0">
            <text:p>0</text:p>
          </table:table-cell>
          <table:table-cell table:style-name="ce160" table:formula="of:=COUNTIF([.N$7:.N$1067];[.$K4])" office:value-type="float" office:value="0">
            <text:p>0</text:p>
          </table:table-cell>
          <table:table-cell table:style-name="ce160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7];[.$K5])" office:value-type="float" office:value="0">
            <text:p>0</text:p>
          </table:table-cell>
          <table:table-cell table:style-name="ce160" table:formula="of:=COUNTIF([.M$7:.M$1067];[.$K5])" office:value-type="float" office:value="0">
            <text:p>0</text:p>
          </table:table-cell>
          <table:table-cell table:style-name="ce160" table:formula="of:=COUNTIF([.N$7:.N$1067];[.$K5])" office:value-type="float" office:value="0">
            <text:p>0</text:p>
          </table:table-cell>
          <table:table-cell table:style-name="ce160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table:number-columns-repeated="246"/>
        </table:table-row>
        <table:table-row table:style-name="ro13">
          <table:table-cell office:value-type="float" office:value="1">
            <text:p>1.00</text:p>
          </table:table-cell>
          <table:table-cell table:style-name="ce145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5" office:value-type="string">
            <text:p>Step 3: Input a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5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5" office:value-type="string">
            <text:p>Step 3: Select folder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5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5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5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8" office:value-type="string">
            <text:p>WCM\Viewers\Contents Query</text:p>
          </table:table-cell>
          <table:table-cell table:style-name="ce5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table:style-name="ce95"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5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table:style-name="ce95" office:value-type="string">
            <text:p>Step 3: Select a workspace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5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95" office:value-type="string">
            <text:p>Step 3: Input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2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149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5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2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add portlet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table:style-name="ce95" office:value-type="string">
            <text:p>Step 3: Try to edit portlet settings</text:p>
          </table:table-cell>
          <table:table-cell table:style-name="ce95" office:value-type="string">
            <text:p>- Try to open Portlet Settings</text:p>
          </table:table-cell>
          <table:table-cell table:style-name="ce95" office:value-type="string">
            <text:p>Portlet settings is protected, user cannot change it.</text:p>
          </table:table-cell>
          <table:table-cell table:style-name="ce128" office:value-type="string">
            <text:p>High</text:p>
          </table:table-cell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2"/>
          <table:table-cell/>
          <table:table-cell table:style-name="ce178"/>
          <table:table-cell table:number-columns-repeated="247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4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2"/>
          <table:table-cell table:style-name="ce149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2"/>
          <table:table-cell table:style-name="ce143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5" table:print="false">
        <table:table-column table:style-name="co27" table:default-cell-style-name="ce130"/>
        <table:table-column table:style-name="co28" table:default-cell-style-name="ce66"/>
        <table:table-column table:style-name="co29" table:default-cell-style-name="ce140"/>
        <table:table-column table:style-name="co30" table:default-cell-style-name="ce191"/>
        <table:table-column table:style-name="co31" table:default-cell-style-name="ce183"/>
        <table:table-column table:style-name="co32" table:default-cell-style-name="ce183"/>
        <table:table-column table:style-name="co33" table:default-cell-style-name="ce183"/>
        <table:table-column table:style-name="co34" table:default-cell-style-name="ce183"/>
        <table:table-column table:style-name="co35" table:default-cell-style-name="ce202"/>
        <table:table-column table:style-name="co3" table:default-cell-style-name="ce205"/>
        <table:table-column table:style-name="co3" table:default-cell-style-name="ce207"/>
        <table:table-column table:style-name="co36" table:default-cell-style-name="ce205"/>
        <table:table-column table:style-name="co3" table:default-cell-style-name="ce205"/>
        <table:table-column table:style-name="co3" table:default-cell-style-name="ce205"/>
        <table:table-column table:style-name="co3" table:default-cell-style-name="ce205"/>
        <table:table-column table:style-name="co3" table:default-cell-style-name="ce183"/>
        <table:table-column table:style-name="co3" table:default-cell-style-name="ce216"/>
        <table:table-column table:style-name="co3" table:default-cell-style-name="ce216"/>
        <table:table-column table:style-name="co3" table:default-cell-style-name="ce216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8" table:default-cell-style-name="ce183"/>
        <table:table-row table:style-name="ro24">
          <table:table-cell table:style-name="ce183"/>
          <table:table-cell table:style-name="ce185" office:value-type="string">
            <text:p>TEST CASES</text:p>
          </table:table-cell>
          <table:table-cell table:style-name="ce185" table:number-columns-repeated="3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6" table:number-columns-repeated="2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35">
          <table:table-cell table:style-name="ce183"/>
          <table:table-cell table:style-name="ce187" office:value-type="string">
            <text:p>Functions list</text:p>
          </table:table-cell>
          <table:table-cell table:style-name="ce189" office:value-type="string" table:number-columns-spanned="3" table:number-rows-spanned="1">
            <text:p>Edit banner, Edit footer, Edit homepage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16">
          <table:table-cell table:style-name="ce183"/>
          <table:table-cell table:style-name="ce187" office:value-type="string">
            <text:p>Total Main Cases</text:p>
          </table:table-cell>
          <table:table-cell table:style-name="ce189" table:formula="of:=MAX([.A9:.A520])" office:value-type="float" office:value="16" table:number-columns-spanned="3" table:number-rows-spanned="1">
            <text:p>16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8"/>
          <table:table-cell table:style-name="ce183" table:number-columns-repeated="2"/>
          <table:table-cell table:number-columns-repeated="4"/>
          <table:table-cell table:style-name="ce183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16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6">
          <table:table-cell table:style-name="ce184" office:value-type="float" office:value="1">
            <text:p>1.00</text:p>
          </table:table-cell>
          <table:table-cell table:style-name="ce48" office:value-type="string">
            <text:p>FNC_ECMS_WCM_BF_01</text:p>
          </table:table-cell>
          <table:table-cell table:style-name="ce184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3"/>
          <table:table-cell table:content-validation-name="val1"/>
          <table:table-cell table:style-name="ce209"/>
          <table:table-cell table:style-name="ce203" table:number-columns-repeated="3"/>
          <table:table-cell table:style-name="ce212" table:number-columns-repeated="4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 form to edit banner</text:p>
          </table:table-cell>
          <table:table-cell table:style-name="ce193" office:value-type="string">
            <text:p>Step 2: Show form to edit banner</text:p>
          </table:table-cell>
          <table:table-cell table:style-name="ce193" office:value-type="string">
            <text:p><text:s/>- Click on <text:span text:style-name="T10">quick</text:span> <text:span text:style-name="T10">edit</text:span> icon on banner</text:p>
          </table:table-cell>
          <table:table-cell table:style-name="ce193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09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38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5"/>
          <table:table-cell table:style-name="ce219" table:number-columns-repeated="3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3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2: Change logo</text:p>
          </table:table-cell>
          <table:table-cell table:style-name="ce195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3: Complete changing logo</text:p>
          </table:table-cell>
          <table:table-cell table:style-name="ce193" office:value-type="string">
            <text:p>Click <text:span text:style-name="T8">[Fast Publish]</text:span></text:p>
          </table:table-cell>
          <table:table-cell table:style-name="ce198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adding slogan on banner</text:p>
          </table:table-cell>
          <table:table-cell table:style-name="ce193" office:value-type="string">
            <text:p>Step 2: Complete editing banner with new slogan</text:p>
          </table:table-cell>
          <table:table-cell table:style-name="ce193" office:value-type="string">
            <text:p>- Add text for slogan in Main content</text:p>
            <text:p>- Click <text:span text:style-name="T8">[Fast Publish]</text:span></text:p>
          </table:table-cell>
          <table:table-cell table:style-name="ce198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3: Update logo</text:p>
          </table:table-cell>
          <table:table-cell table:style-name="ce193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8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4: Display image's <text:s/>source code</text:p>
          </table:table-cell>
          <table:table-cell table:style-name="ce193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198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5: Make large size to suitable with banner</text:p>
          </table:table-cell>
          <table:table-cell table:style-name="ce193" office:value-type="string">
            <text:p>- Change height and weight of image in here </text:p>
          </table:table-cell>
          <table:table-cell table:style-name="ce198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6: Update slogan</text:p>
          </table:table-cell>
          <table:table-cell table:style-name="ce193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8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3: Update slogan</text:p>
          </table:table-cell>
          <table:table-cell table:style-name="ce193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8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9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8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displaying form to edit footer</text:p>
          </table:table-cell>
          <table:table-cell table:style-name="ce191" office:value-type="string">
            <text:p>Step 2: Show form to edit footer</text:p>
          </table:table-cell>
          <table:table-cell table:style-name="ce196" office:value-type="string">
            <text:p>- Click on quick edit icon on footer at the bottom of screen</text:p>
          </table:table-cell>
          <table:table-cell table:style-name="ce191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Click on quick edit </text:span><text:span text:style-name="T21">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2: Update image</text:p>
          </table:table-cell>
          <table:table-cell table:style-name="ce195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3: Complete editing footer</text:p>
          </table:table-cell>
          <table:table-cell table:style-name="ce193" office:value-type="string">
            <text:p>Click [<text:span text:style-name="T10">Fast</text:span> <text:span text:style-name="T10">publish</text:span>] button</text:p>
          </table:table-cell>
          <table:table-cell table:style-name="ce198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Click on quick edit </text:span><text:span text:style-name="T21">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long text.</text:p>
          </table:table-cell>
          <table:table-cell table:style-name="ce193" office:value-type="string">
            <text:p>Step 2: Update footer with long text</text:p>
          </table:table-cell>
          <table:table-cell table:style-name="ce195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5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8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display form to edit Homepage</text:p>
          </table:table-cell>
          <table:table-cell table:style-name="ce191" office:value-type="string">
            <text:p>Step 2: Show form to edit footer</text:p>
          </table:table-cell>
          <table:table-cell table:style-name="ce191" office:value-type="string">
            <text:p>- Click on quick edit icon in the top right of page's content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91" office:value-type="string">
            <text:p>Step 1: Show form to edit Home page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Select Home page</text:span></text:p>
            <text:p><text:span text:style-name="T21">- Click Quick Edit icon </text:span><text:span text:style-name="T21">in the top right of </text:span><text:span text:style-name="T21">page's content</text:span>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4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Edit content of Home page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5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9" table:default-cell-style-name="ce130"/>
        <table:table-column table:style-name="co37" table:default-cell-style-name="ce64"/>
        <table:table-column table:style-name="co38" table:default-cell-style-name="ce140"/>
        <table:table-column table:style-name="co39" table:default-cell-style-name="ce128"/>
        <table:table-column table:style-name="co40" table:default-cell-style-name="ce122"/>
        <table:table-column table:style-name="co40" table:default-cell-style-name="ce150"/>
        <table:table-column table:style-name="co41" table:default-cell-style-name="ce128"/>
        <table:table-column table:style-name="co32" table:default-cell-style-name="ce128"/>
        <table:table-column table:style-name="co42" table:default-cell-style-name="ce128"/>
        <table:table-column table:style-name="co3" table:default-cell-style-name="ce128"/>
        <table:table-column table:style-name="co3" table:default-cell-style-name="ce246"/>
        <table:table-column table:style-name="co3" table:default-cell-style-name="ce128"/>
        <table:table-column table:style-name="co3" table:default-cell-style-name="ce128"/>
        <table:table-column table:style-name="co3" table:default-cell-style-name="ce128"/>
        <table:table-column table:style-name="co3" table:default-cell-style-name="ce128"/>
        <table:table-column table:style-name="co3" table:default-cell-style-name="ce162"/>
        <table:table-column table:style-name="co3" table:default-cell-style-name="ce162"/>
        <table:table-column table:style-name="co3" table:default-cell-style-name="ce162"/>
        <table:table-column table:style-name="co3" table:default-cell-style-name="Default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2];[.$K1])" office:value-type="float" office:value="0">
            <text:p>0</text:p>
          </table:table-cell>
          <table:table-cell table:style-name="ce160" table:formula="of:=COUNTIF([.M$7:.M$1012];[.$K1])" office:value-type="float" office:value="0">
            <text:p>0</text:p>
          </table:table-cell>
          <table:table-cell table:style-name="ce160" table:formula="of:=COUNTIF([.N$7:.N$1012];[.$K1])" office:value-type="float" office:value="0">
            <text:p>0</text:p>
          </table:table-cell>
          <table:table-cell table:style-name="ce160" table:formula="of:=COUNTIF([.O$7:.O$1012];[.$K1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2];[.$K2])" office:value-type="float" office:value="0">
            <text:p>0</text:p>
          </table:table-cell>
          <table:table-cell table:style-name="ce160" table:formula="of:=COUNTIF([.M$7:.M$1012];[.$K2])" office:value-type="float" office:value="0">
            <text:p>0</text:p>
          </table:table-cell>
          <table:table-cell table:style-name="ce160" table:formula="of:=COUNTIF([.N$7:.N$1012];[.$K2])" office:value-type="float" office:value="0">
            <text:p>0</text:p>
          </table:table-cell>
          <table:table-cell table:style-name="ce160" table:formula="of:=COUNTIF([.O$7:.O$1012];[.$K2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8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2];[.$K3])" office:value-type="float" office:value="0">
            <text:p>0</text:p>
          </table:table-cell>
          <table:table-cell table:style-name="ce160" table:formula="of:=COUNTIF([.M$7:.M$1012];[.$K3])" office:value-type="float" office:value="0">
            <text:p>0</text:p>
          </table:table-cell>
          <table:table-cell table:style-name="ce160" table:formula="of:=COUNTIF([.N$7:.N$1012];[.$K3])" office:value-type="float" office:value="0">
            <text:p>0</text:p>
          </table:table-cell>
          <table:table-cell table:style-name="ce160" table:formula="of:=COUNTIF([.O$7:.O$1012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36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2];[.$K4])" office:value-type="float" office:value="0">
            <text:p>0</text:p>
          </table:table-cell>
          <table:table-cell table:style-name="ce160" table:formula="of:=COUNTIF([.M$7:.M$1012];[.$K4])" office:value-type="float" office:value="0">
            <text:p>0</text:p>
          </table:table-cell>
          <table:table-cell table:style-name="ce160" table:formula="of:=COUNTIF([.N$7:.N$1012];[.$K4])" office:value-type="float" office:value="0">
            <text:p>0</text:p>
          </table:table-cell>
          <table:table-cell table:style-name="ce160" table:formula="of:=COUNTIF([.O$7:.O$1012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2];[.$K5])" office:value-type="float" office:value="0">
            <text:p>0</text:p>
          </table:table-cell>
          <table:table-cell table:style-name="ce160" table:formula="of:=COUNTIF([.M$7:.M$1012];[.$K5])" office:value-type="float" office:value="0">
            <text:p>0</text:p>
          </table:table-cell>
          <table:table-cell table:style-name="ce160" table:formula="of:=COUNTIF([.N$7:.N$1012];[.$K5])" office:value-type="float" office:value="0">
            <text:p>0</text:p>
          </table:table-cell>
          <table:table-cell table:style-name="ce160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32" office:value-type="float" office:value="1">
            <text:p>1.00</text:p>
          </table:table-cell>
          <table:table-cell table:style-name="ce214" office:value-type="string">
            <text:p>FNC_ECMS_WCM_SEARCH_01</text:p>
          </table:table-cell>
          <table:table-cell table:style-name="ce234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no keywords for searching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table:style-name="ce144" office:value-type="string">
            <text:p>Step 3: Do search</text:p>
          </table:table-cell>
          <table:table-cell table:style-name="ce144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9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9" office:value-type="string">
            <text:p>Step 4: Search by does not match keywords</text:p>
          </table:table-cell>
          <table:table-cell table:style-name="ce149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9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keyword matches existing valu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0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0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searching keyword contains special characters like: #,$,%, &amp;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0" office:value-type="string">
            <text:p>- Type special character on text box search</text:p>
          </table:table-cell>
          <table:table-cell table:style-name="ce144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5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28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5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5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28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5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5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normal user do searching</text:p>
          </table:table-cell>
          <table:table-cell table:style-name="ce128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8" office:value-type="string">
            <text:p>Test display search result in case checked page and document to d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0" office:value-type="string">
            <text:p>- Wait some minutes to display search results</text:p>
          </table:table-cell>
          <table:table-cell table:style-name="ce150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 </text:p>
            <text:p>in case choose one site </text:p>
            <text:p>to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0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</text:p>
            <text:p>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0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page <text:s/>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0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search by Box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5" office:value-type="string">
            <text:p>Step 4: Type keyword suitable</text:p>
            <text:p><text:s/>with site</text:p>
            <text:p/>
          </table:table-cell>
          <table:table-cell table:style-name="ce95" office:value-type="string">
            <text:p>- Type keyword suitable with</text:p>
            <text:p><text:s/>sites to search.</text:p>
            <text:p>- Click [<text:span text:style-name="T13">Search</text:span><text:span text:style-name="T12">] button </text:span><text:span text:style-name="T12">or</text:span></text:p>
            <text:p><text:span text:style-name="T12"><text:s/></text:span><text:span text:style-name="T12">press </text:span><text:span text:style-name="T13">Enter </text:span><text:span text:style-name="T25">on </text:span><text:span text:style-name="T25">keyboard</text:span></text:p>
          </table:table-cell>
          <table:table-cell table:style-name="ce95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keyword was typed by A*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0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unchecked on page and 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0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5" office:value-type="string">
            <text:p>Step 3: Unchecked on page</text:p>
            <text:p>and document to search</text:p>
          </table:table-cell>
          <table:table-cell table:style-name="ce95" office:value-type="string">
            <text:p>- Unchecked on page and</text:p>
            <text:p><text:s/>document to search</text:p>
            <text:p>- Click [<text:span text:style-name="T13">Search</text:span><text:span text:style-name="T12">] or </text:span><text:span text:style-name="T12">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5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6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3" office:value-type="string">
            <text:p>Test view content in Search <text:s/>Result in Liv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44" office:value-type="string">
            <text:p>- Click link of search result 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58" office:value-type="string">
            <text:p>Print content of search res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4" office:value-type="string">
            <text:p>- Open search portlet</text:p>
            <text:p>- Do search</text:p>
          </table:table-cell>
          <table:table-cell table:style-name="ce24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4" office:value-type="string">
            <text:p>- Click link of search result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4" office:value-type="string">
            <text:p>Click on <text:span text:style-name="T8">Print</text:span> icon</text:p>
          </table:table-cell>
          <table:table-cell table:style-name="ce24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214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91" office:value-type="string">
            <text:p>Check display form to setting</text:p>
            <text:p><text:s/>search result pag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6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table:style-name="ce235" office:value-type="string">
            <text:p>Step 3: Display form to setting </text:p>
            <text:p>search page</text:p>
          </table:table-cell>
          <table:table-cell table:style-name="ce23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when choose</text:p>
            <text:p>box search is pag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Edit mode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4: Choose box <text:s/>search for</text:p>
            <text:p><text:s/>page mode</text:p>
          </table:table-cell>
          <table:table-cell table:style-name="ce23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2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5: Check form after </text:p>
            <text:p>choosing box search </text:p>
          </table:table-cell>
          <table:table-cell table:style-name="ce236" office:value-type="string">
            <text:p>- Choose search portlet on </text:p>
            <text:p>navigation bar</text:p>
          </table:table-cell>
          <table:table-cell table:style-name="ce23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result when </text:p>
            <text:p>change item per page defa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Click [<text:span text:style-name="T8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4: Change item per page </text:p>
            <text:p>for result search page</text:p>
          </table:table-cell>
          <table:table-cell table:style-name="ce23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3" office:value-type="string">
            <text:p>Check display result when change search page layout template 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<text:span text:style-name="T10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4: Change search page</text:p>
            <text:p>layout template</text:p>
          </table:table-cell>
          <table:table-cell table:style-name="ce236" office:value-type="string">
            <text:p>- Choose </text:p>
            <text:p>UIResultpagelayoutdefault.gtmpl</text:p>
            <text:p>on page layout template</text:p>
          </table:table-cell>
          <table:table-cell table:style-name="ce23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214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normal use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4" office:value-type="string">
            <text:p>- Choose search portlet on navigation bar</text:p>
          </table:table-cell>
          <table:table-cell table:style-name="ce144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administrato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2: Do search </text:p>
          </table:table-cell>
          <table:table-cell table:style-name="ce23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3: Check display search</text:p>
            <text:p>result</text:p>
          </table:table-cell>
          <table:table-cell table:style-name="ce236" office:value-type="string">
            <text:p>- See on search result page</text:p>
          </table:table-cell>
          <table:table-cell table:style-name="ce236" office:value-type="string">
            <text:p>- Display all results, which contain </text:p>
            <text:p>search keyword.</text:p>
            <text:p>-<text:span text:style-name="T26">Will display only live </text:span><text:span text:style-name="T26">version if edit</text:span></text:p>
            <text:p><text:span text:style-name="T27">mode OFF</text:span></text:p>
            <text:p><text:span text:style-name="T27">- Or will display both </text:span><text:span text:style-name="T27">live and draft</text:span></text:p>
            <text:p><text:span text:style-name="T27">version, which contain </text:span><text:span text:style-name="T27">draft icon and</text:span></text:p>
            <text:p><text:span text:style-name="T27"><text:s/></text:span><text:span text:style-name="T27">edit icon beside if edit </text:span><text:span text:style-name="T27">mode ON</text:span></text:p>
            <text:p><text:span text:style-name="T27"><text:s/></text:span><text:span text:style-name="T27">and user 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8" table:default-cell-style-name="ce259"/>
        <table:table-column table:style-name="co16" table:default-cell-style-name="ce164"/>
        <table:table-column table:style-name="co22" table:default-cell-style-name="ce26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95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256"/>
          <table:table-cell table:style-name="ce132" office:value-type="string">
            <text:p>TEST CASES</text:p>
          </table:table-cell>
          <table:table-cell table:style-name="ce132" table:number-columns-repeated="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70];[.$K1])" office:value-type="float" office:value="0">
            <text:p>0</text:p>
          </table:table-cell>
          <table:table-cell table:style-name="ce160" table:formula="of:=COUNTIF([.M$7:.M$1070];[.$K1])" office:value-type="float" office:value="0">
            <text:p>0</text:p>
          </table:table-cell>
          <table:table-cell table:style-name="ce160" table:formula="of:=COUNTIF([.N$7:.N$1070];[.$K1])" office:value-type="float" office:value="0">
            <text:p>0</text:p>
          </table:table-cell>
          <table:table-cell table:style-name="ce160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3"/>
          <table:table-cell table:style-name="ce141" table:number-columns-repeated="3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70];[.$K2])" office:value-type="float" office:value="0">
            <text:p>0</text:p>
          </table:table-cell>
          <table:table-cell table:style-name="ce160" table:formula="of:=COUNTIF([.M$7:.M$1070];[.$K2])" office:value-type="float" office:value="0">
            <text:p>0</text:p>
          </table:table-cell>
          <table:table-cell table:style-name="ce160" table:formula="of:=COUNTIF([.N$7:.N$1070];[.$K2])" office:value-type="float" office:value="0">
            <text:p>0</text:p>
          </table:table-cell>
          <table:table-cell table:style-name="ce160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70];[.$K3])" office:value-type="float" office:value="0">
            <text:p>0</text:p>
          </table:table-cell>
          <table:table-cell table:style-name="ce160" table:formula="of:=COUNTIF([.M$7:.M$1070];[.$K3])" office:value-type="float" office:value="0">
            <text:p>0</text:p>
          </table:table-cell>
          <table:table-cell table:style-name="ce160" table:formula="of:=COUNTIF([.N$7:.N$1070];[.$K3])" office:value-type="float" office:value="0">
            <text:p>0</text:p>
          </table:table-cell>
          <table:table-cell table:style-name="ce160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Total Main Cases</text:p>
          </table:table-cell>
          <table:table-cell table:style-name="ce139" table:formula="of:=MAX([.A7:.A6830])" office:value-type="float" office:value="28" table:number-columns-spanned="3" table:number-rows-spanned="1">
            <text:p>28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70];[.$K4])" office:value-type="float" office:value="0">
            <text:p>0</text:p>
          </table:table-cell>
          <table:table-cell table:style-name="ce160" table:formula="of:=COUNTIF([.M$7:.M$1070];[.$K4])" office:value-type="float" office:value="0">
            <text:p>0</text:p>
          </table:table-cell>
          <table:table-cell table:style-name="ce160" table:formula="of:=COUNTIF([.N$7:.N$1070];[.$K4])" office:value-type="float" office:value="0">
            <text:p>0</text:p>
          </table:table-cell>
          <table:table-cell table:style-name="ce160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57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70];[.$K5])" office:value-type="float" office:value="0">
            <text:p>0</text:p>
          </table:table-cell>
          <table:table-cell table:style-name="ce160" table:formula="of:=COUNTIF([.M$7:.M$1070];[.$K5])" office:value-type="float" office:value="0">
            <text:p>0</text:p>
          </table:table-cell>
          <table:table-cell table:style-name="ce160" table:formula="of:=COUNTIF([.N$7:.N$1070];[.$K5])" office:value-type="float" office:value="0">
            <text:p>0</text:p>
          </table:table-cell>
          <table:table-cell table:style-name="ce160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58" office:value-type="string">
            <text:p>Case No</text:p>
          </table:table-cell>
          <table:table-cell table:style-name="ce258" office:value-type="string">
            <text:p>Related function</text:p>
          </table:table-cell>
          <table:table-cell table:style-name="ce258" office:value-type="string">
            <text:p>Case ID</text:p>
          </table:table-cell>
          <table:table-cell table:style-name="ce258" office:value-type="string">
            <text:p>Path</text:p>
          </table:table-cell>
          <table:table-cell table:style-name="ce258" office:value-type="string">
            <text:p>Case Description</text:p>
          </table:table-cell>
          <table:table-cell table:style-name="ce258" office:value-type="string">
            <text:p>Step Description</text:p>
          </table:table-cell>
          <table:table-cell table:style-name="ce258" office:value-type="string">
            <text:p>Steps to produce</text:p>
          </table:table-cell>
          <table:table-cell table:style-name="ce258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8" office:value-type="string">
            <text:p>Affect</text:p>
          </table:table-cell>
          <table:table-cell table:style-name="ce157" table:number-columns-repeated="246"/>
          <table:table-cell table:number-columns-repeated="768"/>
        </table:table-row>
        <table:table-row table:style-name="ro30">
          <table:table-cell office:value-type="float" office:value="1">
            <text:p>1.00</text:p>
          </table:table-cell>
          <table:table-cell table:style-name="ce145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Appearance</text:p>
          </table:table-cell>
          <table:table-cell table:style-name="ce93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8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61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93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8" office:value-type="string">
            <text:p>- Login as root, goto acme homepage</text:p>
            <text:p>- Select SEO Management beside username</text:p>
          </table:table-cell>
          <table:table-cell table:style-name="ce154"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table:style-name="ce95" office:value-type="string">
            <text:p>Step 2: Input data</text:p>
          </table:table-cell>
          <table:table-cell table:style-name="ce14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4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61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5" office:value-type="string">
            <text:p>Step 2: Input data</text:p>
          </table:table-cell>
          <table:table-cell table:style-name="ce264" office:value-type="string">
            <text:p>- Input data for both Description and Keywords</text:p>
            <text:p><text:span text:style-name="T9">- Input a value for </text:span><text:span text:style-name="T9">Priority</text:span></text:p>
            <text:p>- Click button Save</text:p>
          </table:table-cell>
          <table:table-cell table:style-name="ce154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5" office:value-type="string">
            <text:p>- Select menu Edit &gt; Page</text:p>
            <text:p>- Check color of SEO icon </text:p>
          </table:table-cell>
          <table:table-cell table:style-name="ce95" office:value-type="string">
            <text:p>Color of SEO icon is green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6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2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61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2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61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8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4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5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Metadata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95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5" office:value-type="string">
            <text:p>Tag &lt;meta&gt; for Description / Keywords / Robots are not created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5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nquency, Priority won't be created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8" office:value-type="string">
            <text:p>High</text:p>
          </table:table-cell>
          <table:table-cell table:number-columns-repeated="1015"/>
        </table:table-row>
        <table:table-row table:style-name="ro34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 table:number-columns-repeated="101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number-columns-repeated="1017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149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143"/>
          <table:table-cell table:number-columns-repeated="1016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8" table:print="false">
        <table:table-column table:style-name="co43" table:default-cell-style-name="Default"/>
        <table:table-column table:style-name="co44" table:default-cell-style-name="Default"/>
        <table:table-column table:style-name="co45" table:default-cell-style-name="ce28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default-cell-style-name="Default"/>
        <table:table-row table:style-name="ro24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style-name="ce269"/>
          <table:covered-table-cell table:style-name="ce269"/>
          <table:covered-table-cell table:style-name="ce269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0"/>
          <table:table-cell table:style-name="ce186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79" office:value-type="string">
            <text:p>Functions list</text:p>
          </table:table-cell>
          <table:table-cell table:style-name="ce281" office:value-type="string" table:number-columns-spanned="3" table:number-rows-spanned="1">
            <text:p>Check something on program</text:p>
          </table:table-cell>
          <table:covered-table-cell table:style-name="ce281"/>
          <table:covered-table-cell table:style-name="ce281"/>
          <table:table-cell/>
          <table:table-cell table:style-name="ce112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79" office:value-type="string">
            <text:p>Total Main Cases</text:p>
          </table:table-cell>
          <table:table-cell table:style-name="ce139" table:formula="of:=MAX([.A7:.A999])" office:value-type="float" office:value="2" table:number-columns-spanned="3" table:number-rows-spanned="1">
            <text:p>2</text:p>
          </table:table-cell>
          <table:covered-table-cell table:style-name="ce139"/>
          <table:covered-table-cell table:style-name="ce139"/>
          <table:table-cell/>
          <table:table-cell table:style-name="ce112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0"/>
          <table:table-cell table:number-columns-repeated="7"/>
          <table:table-cell table:style-name="ce161"/>
          <table:table-cell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68" office:value-type="float" office:value="1">
            <text:p>1.00</text:p>
          </table:table-cell>
          <table:table-cell table:style-name="ce214" office:value-type="string">
            <text:p>FNC_ECMS_WCM_MICS_01.001</text:p>
          </table:table-cell>
          <table:table-cell table:style-name="ce283" office:value-type="float" office:value="1">
            <text:p>1.00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edit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4" office:value-type="string">
            <text:p>High</text:p>
          </table:table-cell>
          <table:table-cell table:style-name="ce286" table:number-columns-repeated="6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edit mode </text:p>
            <text:p><text:s/></text:p>
          </table:table-cell>
          <table:table-cell table:style-name="ce284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</text:span><text:span text:style-name="T21">the top 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4" office:value-type="string">
            <text:p>High</text:p>
          </table:table-cell>
          <table:table-cell table:style-name="ce286" table:number-columns-repeated="6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64">
          <table:table-cell table:style-name="ce13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live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8">- Display live mode, </text:span><text:span text:style-name="T28">which disappear all </text:span><text:span text:style-name="T28">quick edit icons</text:span></text:p>
          </table:table-cell>
          <table:table-cell table:style-name="ce114" office:value-type="string">
            <text:p>High</text:p>
          </table:table-cell>
          <table:table-cell table:style-name="ce286" table:number-columns-repeated="6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64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live mode </text:p>
          </table:table-cell>
          <table:table-cell table:style-name="ce284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4" office:value-type="string">
            <text:p>High</text:p>
          </table:table-cell>
          <table:table-cell table:number-columns-repeated="247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50" table:default-cell-style-name="ce130"/>
        <table:table-column table:style-name="co39" table:default-cell-style-name="ce66"/>
        <table:table-column table:style-name="co51" table:default-cell-style-name="ce140"/>
        <table:table-column table:style-name="co52" table:default-cell-style-name="ce128"/>
        <table:table-column table:style-name="co53" table:default-cell-style-name="ce235"/>
        <table:table-column table:style-name="co40" table:default-cell-style-name="ce235"/>
        <table:table-column table:style-name="co54" table:default-cell-style-name="ce235"/>
        <table:table-column table:style-name="co55" table:default-cell-style-name="ce235"/>
        <table:table-column table:style-name="co49" table:default-cell-style-name="ce235"/>
        <table:table-column table:style-name="co56" table:default-cell-style-name="ce136"/>
        <table:table-column table:style-name="co8" table:default-cell-style-name="ce136"/>
        <table:table-column table:style-name="co57" table:default-cell-style-name="ce136"/>
        <table:table-column table:style-name="co8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0];[.$K1])" office:value-type="float" office:value="0">
            <text:p>0</text:p>
          </table:table-cell>
          <table:table-cell table:style-name="ce160" table:formula="of:=COUNTIF([.M$7:.M$1010];[.$K1])" office:value-type="float" office:value="0">
            <text:p>0</text:p>
          </table:table-cell>
          <table:table-cell table:style-name="ce160" table:formula="of:=COUNTIF([.N$7:.N$1010];[.$K1])" office:value-type="float" office:value="0">
            <text:p>0</text:p>
          </table:table-cell>
          <table:table-cell table:style-name="ce160" table:formula="of:=COUNTIF([.O$7:.O$1010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0];[.$K2])" office:value-type="float" office:value="0">
            <text:p>0</text:p>
          </table:table-cell>
          <table:table-cell table:style-name="ce160" table:formula="of:=COUNTIF([.M$7:.M$1010];[.$K2])" office:value-type="float" office:value="0">
            <text:p>0</text:p>
          </table:table-cell>
          <table:table-cell table:style-name="ce160" table:formula="of:=COUNTIF([.N$7:.N$1010];[.$K2])" office:value-type="float" office:value="0">
            <text:p>0</text:p>
          </table:table-cell>
          <table:table-cell table:style-name="ce160" table:formula="of:=COUNTIF([.O$7:.O$1010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0];[.$K3])" office:value-type="float" office:value="0">
            <text:p>0</text:p>
          </table:table-cell>
          <table:table-cell table:style-name="ce160" table:formula="of:=COUNTIF([.M$7:.M$1010];[.$K3])" office:value-type="float" office:value="0">
            <text:p>0</text:p>
          </table:table-cell>
          <table:table-cell table:style-name="ce160" table:formula="of:=COUNTIF([.N$7:.N$1010];[.$K3])" office:value-type="float" office:value="0">
            <text:p>0</text:p>
          </table:table-cell>
          <table:table-cell table:style-name="ce160" table:formula="of:=COUNTIF([.O$7:.O$101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534])" office:value-type="float" office:value="81" table:number-columns-spanned="3" table:number-rows-spanned="1">
            <text:p>81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0];[.$K4])" office:value-type="float" office:value="0">
            <text:p>0</text:p>
          </table:table-cell>
          <table:table-cell table:style-name="ce160" table:formula="of:=COUNTIF([.M$7:.M$1010];[.$K4])" office:value-type="float" office:value="0">
            <text:p>0</text:p>
          </table:table-cell>
          <table:table-cell table:style-name="ce160" table:formula="of:=COUNTIF([.N$7:.N$1010];[.$K4])" office:value-type="float" office:value="0">
            <text:p>0</text:p>
          </table:table-cell>
          <table:table-cell table:style-name="ce160" table:formula="of:=COUNTIF([.O$7:.O$101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0];[.$K5])" office:value-type="float" office:value="0">
            <text:p>0</text:p>
          </table:table-cell>
          <table:table-cell table:style-name="ce160" table:formula="of:=COUNTIF([.M$7:.M$1010];[.$K5])" office:value-type="float" office:value="0">
            <text:p>0</text:p>
          </table:table-cell>
          <table:table-cell table:style-name="ce160" table:formula="of:=COUNTIF([.N$7:.N$1010];[.$K5])" office:value-type="float" office:value="0">
            <text:p>0</text:p>
          </table:table-cell>
          <table:table-cell table:style-name="ce160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1.00</text:p>
          </table:table-cell>
          <table:table-cell table:style-name="ce214" office:value-type="string">
            <text:p>FNC_ECMS_WCM_NEWS_01</text:p>
          </table:table-cell>
          <table:table-cell table:style-name="ce290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put value in all required file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3: Select subscription</text:p>
          </table:table-cell>
          <table:table-cell table:style-name="ce149" office:value-type="string">
            <text:p>Tick on check-box of at least one subscription in each category </text:p>
          </table:table-cell>
          <table:table-cell table:style-name="ce149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<text:span text:style-name="T10">Subscribe</text:span> button</text:p>
          </table:table-cell>
          <table:table-cell table:style-name="ce14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'Your Email' field is blank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is not right format (abc@def.com)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do not select any category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3: Select category</text:p>
          </table:table-cell>
          <table:table-cell table:style-name="ce149" office:value-type="string">
            <text:p>Do not tick on check-box of any subscription which you want to receipt in 'Your status' column</text:p>
          </table:table-cell>
          <table:table-cell table:style-name="ce149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Subscribe button</text:p>
          </table:table-cell>
          <table:table-cell table:style-name="ce149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a newsletter email when input more than one email address in Your Email fiel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4" office:value-type="string">
            <text:p>Step 2: Put more than one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9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directly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directly</text:p>
          </table:table-cell>
          <table:table-cell table:style-name="ce149" office:value-type="string">
            <text:p>Step 2: Change the subscription</text:p>
          </table:table-cell>
          <table:table-cell table:style-name="ce149" office:value-type="string"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from link in the confirmation letter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from link in the confirmation letter</text:p>
          </table:table-cell>
          <table:table-cell table:style-name="ce149" office:value-type="string">
            <text:p>Step 2: Change the subscription </text:p>
          </table:table-cell>
          <table:table-cell table:style-name="ce14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No receipt email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No receipt email</text:p>
          </table:table-cell>
          <table:table-cell table:style-name="ce144" office:value-type="string">
            <text:p>Step 2: No receipt email</text:p>
          </table:table-cell>
          <table:table-cell table:style-name="ce144" office:value-type="string">
            <text:p>Click on Forget this email button near 'Your Email' field</text:p>
          </table:table-cell>
          <table:table-cell table:style-name="ce149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4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104" office:value-type="string">
            <text:p>Check create new category when put value in required field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28" office:value-type="string">
            <text:p>Step 3: Create new category with correct title and name</text:p>
          </table:table-cell>
          <table:table-cell table:style-name="ce128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8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title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9" office:value-type="string">
            <text:p>Step 3: Create new category with blank title</text:p>
          </table:table-cell>
          <table:table-cell table:style-name="ce149" office:value-type="string">
            <text:p>- Leave Title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name 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9" office:value-type="string">
            <text:p>Step 3: Create new category with blank name</text:p>
          </table:table-cell>
          <table:table-cell table:style-name="ce149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out permission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9" office:value-type="string">
            <text:p>Step 3: Create new category without permission</text:p>
          </table:table-cell>
          <table:table-cell table:style-name="ce149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9" office:value-type="string">
            <text:p>Step 3: Create new category have space on name field</text:p>
          </table:table-cell>
          <table:table-cell table:style-name="ce149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9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3: Create new category have special character on nam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9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9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nam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titl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2: Show select user form</text:p>
          </table:table-cell>
          <table:table-cell table:style-name="ce149" office:value-type="string">
            <text:p>Click Select user icon in Moderator field</text:p>
          </table:table-cell>
          <table:table-cell table:style-name="ce149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3: Check filter user by input group directly</text:p>
          </table:table-cell>
          <table:table-cell table:style-name="ce144" office:value-type="string">
            <text:p>Input group name or group path into Group field &amp; hit Enter</text:p>
          </table:table-cell>
          <table:table-cell table:style-name="ce149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4: Check filter user by using search group icon</text:p>
          </table:table-cell>
          <table:table-cell table:style-name="ce144" office:value-type="string">
            <text:p>- Click Search group icon in Select User form</text:p>
            <text:p>- Select specific group in Select group form</text:p>
          </table:table-cell>
          <table:table-cell table:style-name="ce149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5: Check filter by Username/LastName/FirstName/Email</text:p>
          </table:table-cell>
          <table:table-cell table:style-name="ce144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9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use</text:span>r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group</text:span>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multi-moderator while adding new category</text:p>
          </table:table-cell>
          <table:table-cell table:style-name="ce144" office:value-type="string">
            <text:p>Step 2: Select multi moderators</text:p>
          </table:table-cell>
          <table:table-cell table:style-name="ce144" office:value-type="string">
            <text:p>- Select different users, 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2: Check Delete icon when there's no moderator yet</text:p>
          </table:table-cell>
          <table:table-cell table:style-name="ce149" office:value-type="string">
            <text:p>In add new category form: click Delete icon when there's no one for Moderator field</text:p>
          </table:table-cell>
          <table:table-cell table:style-name="ce149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3: Add moderator</text:p>
          </table:table-cell>
          <table:table-cell table:style-name="ce149" office:value-type="string">
            <text:p>Select user/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4: Show form to delete moderator</text:p>
          </table:table-cell>
          <table:table-cell table:style-name="ce144" office:value-type="string">
            <text:p>Click Delete icon in Moderator field</text:p>
          </table:table-cell>
          <table:table-cell table:style-name="ce149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5: Check Delete moderator</text:p>
          </table:table-cell>
          <table:table-cell table:style-name="ce144" office:value-type="string">
            <text:p>Check the check box of user/group in Remove moderator form then click Remove button</text:p>
          </table:table-cell>
          <table:table-cell table:style-name="ce149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Edit existing categorie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2: Display menu to edit category</text:p>
          </table:table-cell>
          <table:table-cell table:style-name="ce149" office:value-type="string">
            <text:p>- Click on <text:span text:style-name="T10">Administration</text:span> button on the right corner of table and select 'Edit Category'</text:p>
          </table:table-cell>
          <table:table-cell table:style-name="ce144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3: Edit category</text:p>
          </table:table-cell>
          <table:table-cell table:style-name="ce149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4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Delete category when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4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Delete category when do not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4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4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hen put valid data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in specify categor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44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didn't choose category, which you wa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28" office:value-type="string">
            <text:p>Step 3: Create new subscription but do not choose category</text:p>
          </table:table-cell>
          <table:table-cell table:style-name="ce128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50" office:value-type="string">
            <text:p>Step 3: Create new subscription with blank name field</text:p>
          </table:table-cell>
          <table:table-cell table:style-name="ce128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50" office:value-type="string">
            <text:p>Step 3: Create new subscription with blank title field</text:p>
          </table:table-cell>
          <table:table-cell table:style-name="ce128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3: Create new subscription contain special character(!@#$%^&amp;*()&lt;&gt;?|”) on name field</text:p>
          </table:table-cell>
          <table:table-cell table:style-name="ce128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3: Create new subscription contain special character(!@#$%^&amp;*()&lt;&gt;?|”) on title field</text:p>
          </table:table-cell>
          <table:table-cell table:style-name="ce128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has the same name with existing subscription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8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blank redacto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28" office:value-type="string">
            <text:p>Step 3: Create new subscription with blank redactor</text:p>
          </table:table-cell>
          <table:table-cell table:style-name="ce128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8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multiple redacto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28" office:value-type="string">
            <text:p>Step 3: Create new subscription with multiple redactor</text:p>
          </table:table-cell>
          <table:table-cell table:style-name="ce128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8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5: Delete a redactor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9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all redactors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9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s in subscription without checking users in Remove Redactor form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9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cancel removing redactor in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5: Cancel removing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9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open an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4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View a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4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4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4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8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91" office:value-type="string">
            <text:p>Create new letter when put valid value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send date field is blank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</text:span><text:span text:style-name="T10">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do not update sending paramete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<text:s/>chosen time is equal or less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chosen time is greater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annot receive a letter if user has not confirmed yet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2: Subscribe newsletter </text:p>
          </table:table-cell>
          <table:table-cell table:style-name="ce144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4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3: Not confirm the letter</text:p>
          </table:table-cell>
          <table:table-cell table:style-name="ce144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4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draf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</text:span><text:span text:style-name="T10">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se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awaiting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ave] button after editing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Edit an existing letter which has Sen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8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Ban public user in News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ban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Delete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</table:table>
      <table:table table:name="Form_Generator" table:style-name="ta4" table:print="false">
        <table:table-column table:style-name="co58" table:default-cell-style-name="ce289"/>
        <table:table-column table:style-name="co59" table:default-cell-style-name="ce235"/>
        <table:table-column table:style-name="co60" table:default-cell-style-name="ce289"/>
        <table:table-column table:style-name="co61" table:default-cell-style-name="ce235"/>
        <table:table-column table:style-name="co62" table:default-cell-style-name="ce235"/>
        <table:table-column table:style-name="co63" table:default-cell-style-name="ce235"/>
        <table:table-column table:style-name="co64" table:default-cell-style-name="ce235"/>
        <table:table-column table:style-name="co65" table:default-cell-style-name="ce235"/>
        <table:table-column table:style-name="co43" table:default-cell-style-name="ce235"/>
        <table:table-column table:style-name="co8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09];[.$K1])" office:value-type="float" office:value="0">
            <text:p>0</text:p>
          </table:table-cell>
          <table:table-cell table:style-name="ce160" table:formula="of:=COUNTIF([.M$7:.M$1009];[.$K1])" office:value-type="float" office:value="0">
            <text:p>0</text:p>
          </table:table-cell>
          <table:table-cell table:style-name="ce160" table:formula="of:=COUNTIF([.N$7:.N$1009];[.$K1])" office:value-type="float" office:value="0">
            <text:p>0</text:p>
          </table:table-cell>
          <table:table-cell table:style-name="ce160" table:formula="of:=COUNTIF([.O$7:.O$1009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9];[.$K2])" office:value-type="float" office:value="0">
            <text:p>0</text:p>
          </table:table-cell>
          <table:table-cell table:style-name="ce160" table:formula="of:=COUNTIF([.M$7:.M$1009];[.$K2])" office:value-type="float" office:value="0">
            <text:p>0</text:p>
          </table:table-cell>
          <table:table-cell table:style-name="ce160" table:formula="of:=COUNTIF([.N$7:.N$1009];[.$K2])" office:value-type="float" office:value="0">
            <text:p>0</text:p>
          </table:table-cell>
          <table:table-cell table:style-name="ce160" table:formula="of:=COUNTIF([.O$7:.O$1009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 node type and dialog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9];[.$K3])" office:value-type="float" office:value="0">
            <text:p>0</text:p>
          </table:table-cell>
          <table:table-cell table:style-name="ce160" table:formula="of:=COUNTIF([.M$7:.M$1009];[.$K3])" office:value-type="float" office:value="0">
            <text:p>0</text:p>
          </table:table-cell>
          <table:table-cell table:style-name="ce160" table:formula="of:=COUNTIF([.N$7:.N$1009];[.$K3])" office:value-type="float" office:value="0">
            <text:p>0</text:p>
          </table:table-cell>
          <table:table-cell table:style-name="ce160" table:formula="of:=COUNTIF([.O$7:.O$1009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65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9];[.$K4])" office:value-type="float" office:value="0">
            <text:p>0</text:p>
          </table:table-cell>
          <table:table-cell table:style-name="ce160" table:formula="of:=COUNTIF([.M$7:.M$1009];[.$K4])" office:value-type="float" office:value="0">
            <text:p>0</text:p>
          </table:table-cell>
          <table:table-cell table:style-name="ce160" table:formula="of:=COUNTIF([.N$7:.N$1009];[.$K4])" office:value-type="float" office:value="0">
            <text:p>0</text:p>
          </table:table-cell>
          <table:table-cell table:style-name="ce160" table:formula="of:=COUNTIF([.O$7:.O$1009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9];[.$K5])" office:value-type="float" office:value="0">
            <text:p>0</text:p>
          </table:table-cell>
          <table:table-cell table:style-name="ce160" table:formula="of:=COUNTIF([.M$7:.M$1009];[.$K5])" office:value-type="float" office:value="0">
            <text:p>0</text:p>
          </table:table-cell>
          <table:table-cell table:style-name="ce160" table:formula="of:=COUNTIF([.N$7:.N$1009];[.$K5])" office:value-type="float" office:value="0">
            <text:p>0</text:p>
          </table:table-cell>
          <table:table-cell table:style-name="ce160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1.00</text:p>
          </table:table-cell>
          <table:table-cell table:style-name="ce214" office:value-type="string">
            <text:p>FNC_ECMS_WCM_FORM_01</text:p>
          </table:table-cell>
          <table:table-cell table:style-name="ce290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91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3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style-name="ce13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2">
          <table:table-cell table:style-name="ce13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>
          <table:table-cell table:style-name="ce13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</text:span><text:span text:style-name="T10">Content-&gt; 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0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style-name="ce130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6" office:value-type="string">
            <text:p>FNC_ECMS_WCM_FORM_02</text:p>
          </table:table-cell>
          <table:table-cell table:style-name="ce140" office:value-type="float" office:value="1">
            <text:p>1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</text:span><text:span text:style-name="T7">store 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0"/>
          <table:table-cell table:style-name="ce91"/>
          <table:table-cell table:style-name="ce140"/>
          <table:table-cell table:style-name="ce128"/>
          <table:table-cell table:style-name="ce240"/>
          <table:table-cell/>
          <table:table-cell table:style-name="ce296" table:number-columns-repeated="2"/>
          <table:table-cell table:number-columns-repeated="248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</table:table>
      <table:table table:name="Categories" table:style-name="ta4" table:print="false">
        <table:table-column table:style-name="co35" table:default-cell-style-name="ce130"/>
        <table:table-column table:style-name="co70" table:default-cell-style-name="ce64"/>
        <table:table-column table:style-name="co42" table:default-cell-style-name="ce140"/>
        <table:table-column table:style-name="co71" table:default-cell-style-name="ce128"/>
        <table:table-column table:style-name="co72" table:default-cell-style-name="ce235"/>
        <table:table-column table:style-name="co73" table:default-cell-style-name="ce235"/>
        <table:table-column table:style-name="co74" table:default-cell-style-name="ce235"/>
        <table:table-column table:style-name="co47" table:default-cell-style-name="ce235"/>
        <table:table-column table:style-name="co8" table:default-cell-style-name="ce235"/>
        <table:table-column table:style-name="co8" table:default-cell-style-name="Default"/>
        <table:table-row table:style-name="ro24">
          <table:table-cell table:style-name="ce157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100];[.$K1])" office:value-type="float" office:value="0">
            <text:p>0</text:p>
          </table:table-cell>
          <table:table-cell table:style-name="ce160" table:formula="of:=COUNTIF([.M$7:.M$1100];[.$K1])" office:value-type="float" office:value="0">
            <text:p>0</text:p>
          </table:table-cell>
          <table:table-cell table:style-name="ce160" table:formula="of:=COUNTIF([.N$7:.N$1100];[.$K1])" office:value-type="float" office:value="0">
            <text:p>0</text:p>
          </table:table-cell>
          <table:table-cell table:style-name="ce160" table:formula="of:=COUNTIF([.O$7:.O$1100];[.$K1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100];[.$K2])" office:value-type="float" office:value="0">
            <text:p>0</text:p>
          </table:table-cell>
          <table:table-cell table:style-name="ce160" table:formula="of:=COUNTIF([.M$7:.M$1100];[.$K2])" office:value-type="float" office:value="0">
            <text:p>0</text:p>
          </table:table-cell>
          <table:table-cell table:style-name="ce160" table:formula="of:=COUNTIF([.N$7:.N$1100];[.$K2])" office:value-type="float" office:value="0">
            <text:p>0</text:p>
          </table:table-cell>
          <table:table-cell table:style-name="ce160" table:formula="of:=COUNTIF([.O$7:.O$1100];[.$K2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57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100];[.$K3])" office:value-type="float" office:value="0">
            <text:p>0</text:p>
          </table:table-cell>
          <table:table-cell table:style-name="ce160" table:formula="of:=COUNTIF([.M$7:.M$1100];[.$K3])" office:value-type="float" office:value="0">
            <text:p>0</text:p>
          </table:table-cell>
          <table:table-cell table:style-name="ce160" table:formula="of:=COUNTIF([.N$7:.N$1100];[.$K3])" office:value-type="float" office:value="0">
            <text:p>0</text:p>
          </table:table-cell>
          <table:table-cell table:style-name="ce160" table:formula="of:=COUNTIF([.O$7:.O$110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33" office:value-type="string">
            <text:p>Total Main Cases</text:p>
          </table:table-cell>
          <table:table-cell table:style-name="ce139" table:formula="of:=MAX([.A7:.A6555])" office:value-type="float" office:value="64" table:number-columns-spanned="3" table:number-rows-spanned="1">
            <text:p>6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100];[.$K4])" office:value-type="float" office:value="0">
            <text:p>0</text:p>
          </table:table-cell>
          <table:table-cell table:style-name="ce160" table:formula="of:=COUNTIF([.M$7:.M$1100];[.$K4])" office:value-type="float" office:value="0">
            <text:p>0</text:p>
          </table:table-cell>
          <table:table-cell table:style-name="ce160" table:formula="of:=COUNTIF([.N$7:.N$1100];[.$K4])" office:value-type="float" office:value="0">
            <text:p>0</text:p>
          </table:table-cell>
          <table:table-cell table:style-name="ce160" table:formula="of:=COUNTIF([.O$7:.O$110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office:value-type="string">
            <text:p>N/A</text:p>
          </table:table-cell>
          <table:table-cell table:style-name="ce160" table:formula="of:=COUNTIF([.L$7:.L$1100];[.$K5])" office:value-type="float" office:value="0">
            <text:p>0</text:p>
          </table:table-cell>
          <table:table-cell table:style-name="ce160" table:formula="of:=COUNTIF([.M$7:.M$1100];[.$K5])" office:value-type="float" office:value="0">
            <text:p>0</text:p>
          </table:table-cell>
          <table:table-cell table:style-name="ce160" table:formula="of:=COUNTIF([.N$7:.N$1100];[.$K5])" office:value-type="float" office:value="0">
            <text:p>0</text:p>
          </table:table-cell>
          <table:table-cell table:style-name="ce160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8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3">
          <table:table-cell table:style-name="ce288" office:value-type="float" office:value="1">
            <text:p>1.00</text:p>
          </table:table-cell>
          <table:table-cell table:style-name="ce214" office:value-type="string">
            <text:p>FNC_ECMS_WCM_CAT_01</text:p>
          </table:table-cell>
          <table:table-cell table:style-name="ce290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91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</text:span><text:span text:style-name="T4">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4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91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91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4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109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</text:span><text:span text:style-name="T8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91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6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5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</text:span><text:span text:style-name="T8">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4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Categories\Tags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number-columns-repeated="249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 table:number-rows-repeated="17">
          <table:table-cell table:number-columns-repeated="255"/>
        </table:table-row>
        <table:table-row table:style-name="ro11" table:number-rows-repeated="65490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5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6-01T15:23:56</dc:date>
    <meta:editing-cycles>445</meta:editing-cycles>
    <meta:editing-duration>PT126H56M55S</meta:editing-duration>
    <dc:creator>exoplatform </dc:creator>
    <meta:document-statistic meta:table-count="13" meta:cell-count="10456" meta:object-count="2"/>
    <meta:user-defined meta:name="Info 1"/>
    <meta:user-defined meta:name="Info 2"/>
    <meta:user-defined meta:name="Info 3"/>
    <meta:user-defined meta:name="Info 4"/>
  </office:meta>
</office:document-meta>
</file>